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  <style:paragraph-properties style:writing-mode="lr-tb"/>
    </style:style>
    <style:style style:name="gr2" style:family="graphic" style:parent-style-name="塗りつぶしなし線なしオブジェクト">
      <style:graphic-properties draw:textarea-horizontal-align="center" draw:textarea-vertical-align="middle" draw:ole-draw-aspect="1"/>
    </style:style>
    <style:style style:name="P1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(t)</text:span></text:p>
          </draw:text-box>
        </draw:frame>
        <draw:frame draw:style-name="gr1" draw:text-style-name="P1" draw:layer="layout" svg:width="1cm" svg:height="1.65cm" svg:x="15.2cm" svg:y="4.5cm">
          <draw:text-box>
            <text:p><text:span text:style-name="T1">t</text:span></text:p>
          </draw:text-box>
        </draw:frame>
        <draw:frame draw:style-name="gr2" draw:text-style-name="P2" draw:layer="layout" svg:width="15.131cm" svg:height="8.511cm" svg:x="0.004cm" svg:y="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/>
    </style:style>
    <style:style style:name="Outlined_20_Green" style:display-name="Outlined Green" style:family="graphic" style:parent-style-name="Lines">
      <style:graphic-properties svg:stroke-color="#127622"/>
      <style:text-properties fo:color="#127622"/>
    </style:style>
    <style:style style:name="Outlined_20_Red" style:display-name="Outlined Red" style:family="graphic" style:parent-style-name="Lines">
      <style:graphic-properties svg:stroke-color="#c9211e"/>
      <style:text-properties fo:color="#c9211e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okai </meta:initial-creator>
    <meta:creation-date>2015-03-03T15:40:53</meta:creation-date>
    <dc:date>2020-09-14T10:22:14.355346491</dc:date>
    <meta:editing-duration>PT4M16S</meta:editing-duration>
    <meta:editing-cycles>23</meta:editing-cycles>
    <meta:generator>LibreOffice/6.4.5.2$Linux_X86_64 LibreOffice_project/40$Build-2</meta:generator>
    <meta:document-statistic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4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4" chart:maximum="4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132cm" svg:height="8.512cm" xlink:href="." xlink:type="simple" chart:class="chart:scatter" chart:style-name="ch1">
        <chart:plot-area chart:style-name="ch2" chart:data-source-has-labels="both" svg:x="0.302cm" svg:y="0.17cm" svg:width="14.528cm" svg:height="8.172cm">
          <chartooo:coordinate-region svg:x="0.844cm" svg:y="0.369cm" svg:width="13.892cm" svg:height="7.774cm"/>
          <chart:axis chart:dimension="x" chart:name="primary-x" chart:style-name="ch3" chartooo:axis-type="auto">
            <chart:categories table:cell-range-address="local-table.$A$2:.$A$20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202" chart:label-cell-address="local-table.$C$1" chart:class="chart:scatter">
            <chart:domain table:cell-range-address="local-table.$B$2:.$B$202"/>
            <chart:data-point chart:repeated="2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系列1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-1.22464679914735E-016">
                <text:p>-1.22464679914735E-01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-0.248689887164855">
                <text:p>-0.2486898871648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-0.481753674101715">
                <text:p>-0.4817536741017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-0.684547105928689">
                <text:p>-0.6845471059286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-0.844327925502015">
                <text:p>-0.8443279255020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-0.951056516295154">
                <text:p>-0.9510565162951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-0.998026728428271">
                <text:p>-0.9980267284282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-0.982287250728689">
                <text:p>-0.9822872507286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-0.90482705246602">
                <text:p>-0.904827052466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-0.770513242775789">
                <text:p>-0.7705132427757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-0.587785252292473">
                <text:p>-0.5877852522924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-0.368124552684678">
                <text:p>-0.36812455268467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-0.125333233564304">
                <text:p>-0.1253332335643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0.125333233564304">
                <text:p>0.1253332335643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0.368124552684678">
                <text:p>0.3681245526846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0.587785252292473">
                <text:p>0.58778525229247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0.77051324277579">
                <text:p>0.7705132427757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0.90482705246602">
                <text:p>0.9048270524660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0.982287250728689">
                <text:p>0.98228725072868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0.998026728428271">
                <text:p>0.99802672842827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0.951056516295154">
                <text:p>0.95105651629515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0.844327925502015">
                <text:p>0.84432792550201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0.684547105928689">
                <text:p>0.68454710592868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0.481753674101715">
                <text:p>0.4817536741017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0.248689887164855">
                <text:p>0.24868988716485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1.22464679914735E-016">
                <text:p>1.22464679914735E-0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-0.248689887164855">
                <text:p>-0.24868988716485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-0.481753674101716">
                <text:p>-0.48175367410171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-0.684547105928689">
                <text:p>-0.68454710592868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-0.844327925502015">
                <text:p>-0.84432792550201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-0.951056516295154">
                <text:p>-0.95105651629515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-0.998026728428271">
                <text:p>-0.99802672842827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-0.982287250728689">
                <text:p>-0.98228725072868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-0.904827052466019">
                <text:p>-0.90482705246601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-0.770513242775788">
                <text:p>-0.77051324277578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-0.587785252292473">
                <text:p>-0.58778525229247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-0.368124552684678">
                <text:p>-0.36812455268467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-0.125333233564304">
                <text:p>-0.12533323356430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0.125333233564303">
                <text:p>0.12533323356430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0.368124552684677">
                <text:p>0.36812455268467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0.587785252292473">
                <text:p>0.58778525229247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0.770513242775789">
                <text:p>0.77051324277578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0.904827052466019">
                <text:p>0.90482705246601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0.982287250728689">
                <text:p>0.98228725072868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0.998026728428271">
                <text:p>0.99802672842827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0.951056516295154">
                <text:p>0.95105651629515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0.844327925502015">
                <text:p>0.84432792550201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0.684547105928688">
                <text:p>0.68454710592868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0.481753674101716">
                <text:p>0.48175367410171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0.248689887164855">
                <text:p>0.24868988716485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3.67394039744206E-016">
                <text:p>3.67394039744206E-01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-0.248689887164855">
                <text:p>-0.24868988716485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-0.481753674101716">
                <text:p>-0.48175367410171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-0.684547105928689">
                <text:p>-0.68454710592868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-0.844327925502016">
                <text:p>-0.84432792550201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-0.951056516295154">
                <text:p>-0.95105651629515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-0.998026728428272">
                <text:p>-0.99802672842827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-0.982287250728689">
                <text:p>-0.98228725072868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-0.90482705246602">
                <text:p>-0.9048270524660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-0.77051324277579">
                <text:p>-0.7705132427757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-0.587785252292473">
                <text:p>-0.58778525229247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-0.368124552684678">
                <text:p>-0.36812455268467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-0.125333233564304">
                <text:p>-0.12533323356430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0.125333233564303">
                <text:p>0.12533323356430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0.368124552684679">
                <text:p>0.36812455268467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0.587785252292473">
                <text:p>0.58778525229247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0.77051324277579">
                <text:p>0.7705132427757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0.90482705246602">
                <text:p>0.9048270524660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0.982287250728689">
                <text:p>0.98228725072868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0.998026728428272">
                <text:p>0.99802672842827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0.951056516295154">
                <text:p>0.95105651629515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0.844327925502016">
                <text:p>0.84432792550201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0.684547105928689">
                <text:p>0.68454710592868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0.481753674101716">
                <text:p>0.48175367410171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0.248689887164854">
                <text:p>0.24868988716485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6.12323399573677E-016">
                <text:p>6.12323399573677E-01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-0.248689887164853">
                <text:p>-0.24868988716485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-0.481753674101715">
                <text:p>-0.48175367410171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-0.684547105928688">
                <text:p>-0.68454710592868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-0.844327925502016">
                <text:p>-0.84432792550201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-0.951056516295153">
                <text:p>-0.95105651629515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-0.998026728428272">
                <text:p>-0.99802672842827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-0.982287250728689">
                <text:p>-0.98228725072868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-0.904827052466019">
                <text:p>-0.90482705246601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-0.770513242775789">
                <text:p>-0.77051324277578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-0.587785252292471">
                <text:p>-0.58778525229247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-0.36812455268468">
                <text:p>-0.3681245526846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-0.125333233564304">
                <text:p>-0.12533323356430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0.125333233564303">
                <text:p>0.12533323356430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0.368124552684679">
                <text:p>0.36812455268467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0.587785252292473">
                <text:p>0.58778525229247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0.77051324277579">
                <text:p>0.7705132427757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0.904827052466018">
                <text:p>0.90482705246601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0.982287250728688">
                <text:p>0.98228725072868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0.998026728428272">
                <text:p>0.99802672842827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0.951056516295154">
                <text:p>0.95105651629515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0.844327925502016">
                <text:p>0.84432792550201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0.684547105928689">
                <text:p>0.68454710592868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0.481753674101717">
                <text:p>0.48175367410171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0.248689887164854">
                <text:p>0.24868988716485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8.57252759403147E-016">
                <text:p>8.57252759403147E-01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02">
                <text:p>2.02</text:p>
              </table:table-cell>
              <table:table-cell office:value-type="float" office:value="-0.248689887164853">
                <text:p>-0.24868988716485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04">
                <text:p>2.04</text:p>
              </table:table-cell>
              <table:table-cell office:value-type="float" office:value="-0.481753674101715">
                <text:p>-0.48175367410171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06">
                <text:p>2.06</text:p>
              </table:table-cell>
              <table:table-cell office:value-type="float" office:value="-0.684547105928688">
                <text:p>-0.68454710592868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08">
                <text:p>2.08</text:p>
              </table:table-cell>
              <table:table-cell office:value-type="float" office:value="-0.844327925502015">
                <text:p>-0.84432792550201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1">
                <text:p>2.1</text:p>
              </table:table-cell>
              <table:table-cell office:value-type="float" office:value="-0.951056516295153">
                <text:p>-0.95105651629515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12">
                <text:p>2.12</text:p>
              </table:table-cell>
              <table:table-cell office:value-type="float" office:value="-0.998026728428272">
                <text:p>-0.99802672842827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14">
                <text:p>2.14</text:p>
              </table:table-cell>
              <table:table-cell office:value-type="float" office:value="-0.982287250728689">
                <text:p>-0.98228725072868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16">
                <text:p>2.16</text:p>
              </table:table-cell>
              <table:table-cell office:value-type="float" office:value="-0.904827052466019">
                <text:p>-0.90482705246601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18">
                <text:p>2.18</text:p>
              </table:table-cell>
              <table:table-cell office:value-type="float" office:value="-0.770513242775789">
                <text:p>-0.77051324277578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2">
                <text:p>2.2</text:p>
              </table:table-cell>
              <table:table-cell office:value-type="float" office:value="-0.587785252292471">
                <text:p>-0.58778525229247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22">
                <text:p>2.22</text:p>
              </table:table-cell>
              <table:table-cell office:value-type="float" office:value="-0.368124552684677">
                <text:p>-0.36812455268467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24">
                <text:p>2.24</text:p>
              </table:table-cell>
              <table:table-cell office:value-type="float" office:value="-0.125333233564301">
                <text:p>-0.12533323356430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26">
                <text:p>2.26</text:p>
              </table:table-cell>
              <table:table-cell office:value-type="float" office:value="0.125333233564299">
                <text:p>0.12533323356429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28">
                <text:p>2.28</text:p>
              </table:table-cell>
              <table:table-cell office:value-type="float" office:value="0.368124552684678">
                <text:p>0.36812455268467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3">
                <text:p>2.3</text:p>
              </table:table-cell>
              <table:table-cell office:value-type="float" office:value="0.587785252292469">
                <text:p>0.58778525229246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32">
                <text:p>2.32</text:p>
              </table:table-cell>
              <table:table-cell office:value-type="float" office:value="0.770513242775788">
                <text:p>0.77051324277578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34">
                <text:p>2.34</text:p>
              </table:table-cell>
              <table:table-cell office:value-type="float" office:value="0.904827052466018">
                <text:p>0.90482705246601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36">
                <text:p>2.36</text:p>
              </table:table-cell>
              <table:table-cell office:value-type="float" office:value="0.982287250728688">
                <text:p>0.98228725072868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38">
                <text:p>2.38</text:p>
              </table:table-cell>
              <table:table-cell office:value-type="float" office:value="0.998026728428272">
                <text:p>0.99802672842827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4">
                <text:p>2.4</text:p>
              </table:table-cell>
              <table:table-cell office:value-type="float" office:value="0.951056516295154">
                <text:p>0.95105651629515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42">
                <text:p>2.42</text:p>
              </table:table-cell>
              <table:table-cell office:value-type="float" office:value="0.844327925502016">
                <text:p>0.84432792550201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44">
                <text:p>2.44</text:p>
              </table:table-cell>
              <table:table-cell office:value-type="float" office:value="0.684547105928689">
                <text:p>0.68454710592868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46">
                <text:p>2.46</text:p>
              </table:table-cell>
              <table:table-cell office:value-type="float" office:value="0.481753674101717">
                <text:p>0.48175367410171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48">
                <text:p>2.48</text:p>
              </table:table-cell>
              <table:table-cell office:value-type="float" office:value="0.248689887164854">
                <text:p>0.24868988716485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5">
                <text:p>2.5</text:p>
              </table:table-cell>
              <table:table-cell office:value-type="float" office:value="1.10218211923262E-015">
                <text:p>1.10218211923262E-01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52">
                <text:p>2.52</text:p>
              </table:table-cell>
              <table:table-cell office:value-type="float" office:value="-0.248689887164852">
                <text:p>-0.24868988716485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54">
                <text:p>2.54</text:p>
              </table:table-cell>
              <table:table-cell office:value-type="float" office:value="-0.481753674101715">
                <text:p>-0.48175367410171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56">
                <text:p>2.56</text:p>
              </table:table-cell>
              <table:table-cell office:value-type="float" office:value="-0.68454710592869">
                <text:p>-0.6845471059286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58">
                <text:p>2.58</text:p>
              </table:table-cell>
              <table:table-cell office:value-type="float" office:value="-0.844327925502015">
                <text:p>-0.84432792550201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6">
                <text:p>2.6</text:p>
              </table:table-cell>
              <table:table-cell office:value-type="float" office:value="-0.951056516295153">
                <text:p>-0.95105651629515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62">
                <text:p>2.62</text:p>
              </table:table-cell>
              <table:table-cell office:value-type="float" office:value="-0.998026728428271">
                <text:p>-0.99802672842827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64">
                <text:p>2.64</text:p>
              </table:table-cell>
              <table:table-cell office:value-type="float" office:value="-0.982287250728688">
                <text:p>-0.98228725072868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66">
                <text:p>2.66</text:p>
              </table:table-cell>
              <table:table-cell office:value-type="float" office:value="-0.904827052466019">
                <text:p>-0.90482705246601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68">
                <text:p>2.68</text:p>
              </table:table-cell>
              <table:table-cell office:value-type="float" office:value="-0.770513242775789">
                <text:p>-0.77051324277578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7">
                <text:p>2.7</text:p>
              </table:table-cell>
              <table:table-cell office:value-type="float" office:value="-0.587785252292474">
                <text:p>-0.58778525229247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72">
                <text:p>2.72</text:p>
              </table:table-cell>
              <table:table-cell office:value-type="float" office:value="-0.36812455268468">
                <text:p>-0.3681245526846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74">
                <text:p>2.74</text:p>
              </table:table-cell>
              <table:table-cell office:value-type="float" office:value="-0.125333233564301">
                <text:p>-0.12533323356430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76">
                <text:p>2.76</text:p>
              </table:table-cell>
              <table:table-cell office:value-type="float" office:value="0.125333233564299">
                <text:p>0.12533323356429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78">
                <text:p>2.78</text:p>
              </table:table-cell>
              <table:table-cell office:value-type="float" office:value="0.368124552684678">
                <text:p>0.36812455268467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8">
                <text:p>2.8</text:p>
              </table:table-cell>
              <table:table-cell office:value-type="float" office:value="0.587785252292469">
                <text:p>0.58778525229246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82">
                <text:p>2.82</text:p>
              </table:table-cell>
              <table:table-cell office:value-type="float" office:value="0.770513242775794">
                <text:p>0.77051324277579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84">
                <text:p>2.84</text:p>
              </table:table-cell>
              <table:table-cell office:value-type="float" office:value="0.904827052466016">
                <text:p>0.90482705246601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86">
                <text:p>2.86</text:p>
              </table:table-cell>
              <table:table-cell office:value-type="float" office:value="0.982287250728687">
                <text:p>0.98228725072868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88">
                <text:p>2.88</text:p>
              </table:table-cell>
              <table:table-cell office:value-type="float" office:value="0.998026728428271">
                <text:p>0.99802672842827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9">
                <text:p>2.9</text:p>
              </table:table-cell>
              <table:table-cell office:value-type="float" office:value="0.951056516295153">
                <text:p>0.95105651629515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92">
                <text:p>2.92</text:p>
              </table:table-cell>
              <table:table-cell office:value-type="float" office:value="0.844327925502015">
                <text:p>0.84432792550201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94">
                <text:p>2.94</text:p>
              </table:table-cell>
              <table:table-cell office:value-type="float" office:value="0.684547105928689">
                <text:p>0.68454710592868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96">
                <text:p>2.96</text:p>
              </table:table-cell>
              <table:table-cell office:value-type="float" office:value="0.481753674101717">
                <text:p>0.48175367410171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98">
                <text:p>2.98</text:p>
              </table:table-cell>
              <table:table-cell office:value-type="float" office:value="0.248689887164858">
                <text:p>0.24868988716485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">
                <text:p>3</text:p>
              </table:table-cell>
              <table:table-cell office:value-type="float" office:value="4.89982515786259E-015">
                <text:p>4.89982515786259E-01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.02">
                <text:p>3.02</text:p>
              </table:table-cell>
              <table:table-cell office:value-type="float" office:value="-0.248689887164849">
                <text:p>-0.24868988716484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.04">
                <text:p>3.04</text:p>
              </table:table-cell>
              <table:table-cell office:value-type="float" office:value="-0.481753674101708">
                <text:p>-0.48175367410170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.06">
                <text:p>3.06</text:p>
              </table:table-cell>
              <table:table-cell office:value-type="float" office:value="-0.684547105928692">
                <text:p>-0.68454710592869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.08">
                <text:p>3.08</text:p>
              </table:table-cell>
              <table:table-cell office:value-type="float" office:value="-0.844327925502017">
                <text:p>-0.84432792550201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.1">
                <text:p>3.1</text:p>
              </table:table-cell>
              <table:table-cell office:value-type="float" office:value="-0.951056516295154">
                <text:p>-0.95105651629515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.12">
                <text:p>3.12</text:p>
              </table:table-cell>
              <table:table-cell office:value-type="float" office:value="-0.998026728428271">
                <text:p>-0.99802672842827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.14">
                <text:p>3.14</text:p>
              </table:table-cell>
              <table:table-cell office:value-type="float" office:value="-0.982287250728689">
                <text:p>-0.98228725072868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.16">
                <text:p>3.16</text:p>
              </table:table-cell>
              <table:table-cell office:value-type="float" office:value="-0.90482705246602">
                <text:p>-0.9048270524660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.18">
                <text:p>3.18</text:p>
              </table:table-cell>
              <table:table-cell office:value-type="float" office:value="-0.770513242775791">
                <text:p>-0.77051324277579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.2">
                <text:p>3.2</text:p>
              </table:table-cell>
              <table:table-cell office:value-type="float" office:value="-0.587785252292477">
                <text:p>-0.58778525229247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.22">
                <text:p>3.22</text:p>
              </table:table-cell>
              <table:table-cell office:value-type="float" office:value="-0.368124552684671">
                <text:p>-0.36812455268467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.24">
                <text:p>3.24</text:p>
              </table:table-cell>
              <table:table-cell office:value-type="float" office:value="-0.125333233564298">
                <text:p>-0.12533323356429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.26">
                <text:p>3.26</text:p>
              </table:table-cell>
              <table:table-cell office:value-type="float" office:value="0.125333233564295">
                <text:p>0.12533323356429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.28">
                <text:p>3.28</text:p>
              </table:table-cell>
              <table:table-cell office:value-type="float" office:value="0.368124552684681">
                <text:p>0.36812455268468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.3">
                <text:p>3.3</text:p>
              </table:table-cell>
              <table:table-cell office:value-type="float" office:value="0.587785252292475">
                <text:p>0.58778525229247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.32">
                <text:p>3.32</text:p>
              </table:table-cell>
              <table:table-cell office:value-type="float" office:value="0.77051324277579">
                <text:p>0.7705132427757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.34">
                <text:p>3.34</text:p>
              </table:table-cell>
              <table:table-cell office:value-type="float" office:value="0.904827052466019">
                <text:p>0.90482705246601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.36">
                <text:p>3.36</text:p>
              </table:table-cell>
              <table:table-cell office:value-type="float" office:value="0.982287250728688">
                <text:p>0.98228725072868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.38">
                <text:p>3.38</text:p>
              </table:table-cell>
              <table:table-cell office:value-type="float" office:value="0.998026728428272">
                <text:p>0.99802672842827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.4">
                <text:p>3.4</text:p>
              </table:table-cell>
              <table:table-cell office:value-type="float" office:value="0.951056516295155">
                <text:p>0.95105651629515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.42">
                <text:p>3.42</text:p>
              </table:table-cell>
              <table:table-cell office:value-type="float" office:value="0.844327925502019">
                <text:p>0.84432792550201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.44">
                <text:p>3.44</text:p>
              </table:table-cell>
              <table:table-cell office:value-type="float" office:value="0.684547105928695">
                <text:p>0.68454710592869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.46">
                <text:p>3.46</text:p>
              </table:table-cell>
              <table:table-cell office:value-type="float" office:value="0.481753674101711">
                <text:p>0.48175367410171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.48">
                <text:p>3.48</text:p>
              </table:table-cell>
              <table:table-cell office:value-type="float" office:value="0.248689887164851">
                <text:p>0.24868988716485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.5">
                <text:p>3.5</text:p>
              </table:table-cell>
              <table:table-cell office:value-type="float" office:value="-1.96067283990894E-015">
                <text:p>-1.96067283990894E-01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.52">
                <text:p>3.52</text:p>
              </table:table-cell>
              <table:table-cell office:value-type="float" office:value="-0.248689887164855">
                <text:p>-0.24868988716485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.54">
                <text:p>3.54</text:p>
              </table:table-cell>
              <table:table-cell office:value-type="float" office:value="-0.481753674101715">
                <text:p>-0.48175367410171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.56">
                <text:p>3.56</text:p>
              </table:table-cell>
              <table:table-cell office:value-type="float" office:value="-0.684547105928687">
                <text:p>-0.68454710592868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.58">
                <text:p>3.58</text:p>
              </table:table-cell>
              <table:table-cell office:value-type="float" office:value="-0.844327925502013">
                <text:p>-0.84432792550201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.6">
                <text:p>3.6</text:p>
              </table:table-cell>
              <table:table-cell office:value-type="float" office:value="-0.951056516295152">
                <text:p>-0.95105651629515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.62">
                <text:p>3.62</text:p>
              </table:table-cell>
              <table:table-cell office:value-type="float" office:value="-0.998026728428271">
                <text:p>-0.99802672842827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.64">
                <text:p>3.64</text:p>
              </table:table-cell>
              <table:table-cell office:value-type="float" office:value="-0.982287250728687">
                <text:p>-0.98228725072868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.66">
                <text:p>3.66</text:p>
              </table:table-cell>
              <table:table-cell office:value-type="float" office:value="-0.904827052466017">
                <text:p>-0.90482705246601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.68">
                <text:p>3.68</text:p>
              </table:table-cell>
              <table:table-cell office:value-type="float" office:value="-0.770513242775787">
                <text:p>-0.77051324277578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.7">
                <text:p>3.7</text:p>
              </table:table-cell>
              <table:table-cell office:value-type="float" office:value="-0.587785252292472">
                <text:p>-0.58778525229247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.72">
                <text:p>3.72</text:p>
              </table:table-cell>
              <table:table-cell office:value-type="float" office:value="-0.368124552684678">
                <text:p>-0.36812455268467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.74">
                <text:p>3.74</text:p>
              </table:table-cell>
              <table:table-cell office:value-type="float" office:value="-0.125333233564305">
                <text:p>-0.12533323356430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.76">
                <text:p>3.76</text:p>
              </table:table-cell>
              <table:table-cell office:value-type="float" office:value="0.125333233564302">
                <text:p>0.12533323356430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.78">
                <text:p>3.78</text:p>
              </table:table-cell>
              <table:table-cell office:value-type="float" office:value="0.368124552684674">
                <text:p>0.36812455268467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.8">
                <text:p>3.8</text:p>
              </table:table-cell>
              <table:table-cell office:value-type="float" office:value="0.587785252292469">
                <text:p>0.58778525229246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.82">
                <text:p>3.82</text:p>
              </table:table-cell>
              <table:table-cell office:value-type="float" office:value="0.770513242775794">
                <text:p>0.77051324277579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.84">
                <text:p>3.84</text:p>
              </table:table-cell>
              <table:table-cell office:value-type="float" office:value="0.904827052466016">
                <text:p>0.90482705246601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.86">
                <text:p>3.86</text:p>
              </table:table-cell>
              <table:table-cell office:value-type="float" office:value="0.982287250728687">
                <text:p>0.98228725072868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.88">
                <text:p>3.88</text:p>
              </table:table-cell>
              <table:table-cell office:value-type="float" office:value="0.998026728428271">
                <text:p>0.99802672842827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.9">
                <text:p>3.9</text:p>
              </table:table-cell>
              <table:table-cell office:value-type="float" office:value="0.951056516295153">
                <text:p>0.95105651629515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.92">
                <text:p>3.92</text:p>
              </table:table-cell>
              <table:table-cell office:value-type="float" office:value="0.844327925502015">
                <text:p>0.84432792550201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.94">
                <text:p>3.94</text:p>
              </table:table-cell>
              <table:table-cell office:value-type="float" office:value="0.684547105928689">
                <text:p>0.68454710592868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.96">
                <text:p>3.96</text:p>
              </table:table-cell>
              <table:table-cell office:value-type="float" office:value="0.481753674101717">
                <text:p>0.48175367410171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.98">
                <text:p>3.98</text:p>
              </table:table-cell>
              <table:table-cell office:value-type="float" office:value="0.248689887164859">
                <text:p>0.24868988716485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">
                <text:p>4</text:p>
              </table:table-cell>
              <table:table-cell office:value-type="float" office:value="5.38968387752153E-015">
                <text:p>5.38968387752153E-0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